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ONParser.parseExtra( Object object , String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JSONParser.throwException(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JSONParser.acceptType( String typ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JSONParser.parseObject(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Array(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JSONParser.DefaultJSONParser( final String input , final ParserConfig config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getExtraProces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SONParser.setFieldTypeResolver( FieldTypeResolver fieldTyp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getExtraTypeProvi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SONParser.DefaultJSONParser( final String input , final Pars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JSONParser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Object( final Map object , Object fieldName )</text:p>
          </table:table-cell>
          <table:table-cell office:value-type="float" office:value="127">
            <text:p text:style-name="Table_20_Contents">127</text:p>
          </table:table-cell>
          <table:table-cell office:value-type="float" office:value="129">
            <text:p text:style-name="Table_20_Contents">129</text:p>
          </table:table-cell>
          <table:table-cell office:value-type="float" office:value="400">
            <text:p text:style-name="Table_20_Contents">400</text:p>
          </table:table-cell>
        </table:table-row>
        <table:table-row>
          <table:table-cell office:value-type="string">
            <text:p text:style-name="Table_20_Contents">DefaultJSONParser.addResolveTask( ResolveTask 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SONParser.parseArray( Class &lt; ? &gt; clazz , @ SuppressWarnings ( "rawtypes" ) Collection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DefaultJSONParser( final Object input , final JSONLexer lexer , final Parser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JSONParser.DefaultJSONParser( final JSONLexer lexer , final Pars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setConfig( Parser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( PropertyProcessable object , Object fieldNam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DefaultJSONParser.parseObject( final Map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DefaultJSONParser( final JSONLexer lex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setDateFormat( DateFormat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ArrayWithType( Type collectionTyp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">
            <text:p text:style-name="Table_20_Contents">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efaultJSONParser.parseArray( final Collection array , Object fieldNam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DefaultJSONParser.parseArray( final Collection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setContext( Object object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SONParser.config( Feature feature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DefaultJSONParser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( Object fieldNam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">
            <text:p text:style-name="Table_20_Contents">1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DefaultJSONParser.pop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JSONParser.getResolveTask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SONParser.getIn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SONParser.checkMapResolve( Map object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JSONParser.parseArray( Type [ ] types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DefaultJSONParser.checkListResolve( Collection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JSONParser.accept( final int token , int nextExpect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SONPars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Object(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Task.ResolveTask( ParseContext context , String referenc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JSONParser.getLastResolve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isEnabled( Feature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addContext( Pars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JSONParser.setContext( ParseContext parent , Object object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SONParser.getObject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SONParser.getDate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JSONParser.getOwn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handleResovleTask( Object valu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efaultJSONParser.getLex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Array( Type type , Collection array , Object field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DefaultJSONParser.parse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SONParser.getDateFomar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DefaultJSONParser( final char [ ] input , int length , final ParserConfig config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setContext( Pars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JSONParser.parseObject( Type type , Object field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JSONParser.parseObject( Object objec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DefaultJSONParser.getResolv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setDateFomrat( DateFormat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getFieldTyp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Array( Type type , Collection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resolveReference( String re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JSONParser.setDateFormat( String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JSONParser.get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JSONParser.parse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JSONParser.accept( final int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JSONParser.setResolveStatus( int resolv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